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9cm" fo:min-width="2.54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4.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5cm" fo:min-width="2.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98cm" fo:min-width="3.34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88cm" fo:min-width="3.152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4.3cm" svg:height="2.6cm" svg:x="8cm" svg:y="1.1cm">
          <text:p text:style-name="P1">Ciotk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3cm" svg:height="2.6cm" svg:x="7.9cm" svg:y="21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1cm" svg:height="2.7cm" svg:x="6.1cm" svg:y="5.9cm">
          <text:p text:style-name="P1">Pobierz: zmienn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.4cm" svg:height="5.4cm" svg:x="7.5cm" svg:y="10.8cm">
          <text:p text:style-name="P1">Czy liczba jest </text:p>
          <text:p text:style-name="P1">podzielna </text:p>
          <text:p text:style-name="P1">przez 2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" draw:id="id4" draw:layer="layout" svg:width="6.1cm" svg:height="2.3cm" svg:x="1.3cm" svg:y="16.4cm">
          <text:p text:style-name="P1">Wyprowadź:</text:p>
          <text:p text:style-name="P1"><text:s/>„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5.8cm" svg:height="2.6cm" svg:x="11.935cm" svg:y="16.164cm">
          <text:p text:style-name="P1">Wyprowadź: </text:p>
          <text:p text:style-name="P1">„nieparzysta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10.15cm" svg:y1="3.7cm" svg:x2="10.15cm" svg:y2="5.9cm" draw:start-shape="id1" draw:start-glue-point="8" draw:end-shape="id2" draw:end-glue-point="5" svg:d="M10150 3700v2200" svg:viewBox="0 0 1 2201">
          <text:p/>
        </draw:connector>
        <draw:connector draw:style-name="gr6" draw:text-style-name="P2" draw:layer="layout" draw:type="line" svg:x1="10.15cm" svg:y1="8.6cm" svg:x2="10.2cm" svg:y2="10.8cm" draw:start-shape="id2" draw:start-glue-point="8" draw:end-shape="id3" draw:end-glue-point="4" svg:d="M10150 8600l50 2200" svg:viewBox="0 0 51 2201">
          <text:p/>
        </draw:connector>
        <draw:connector draw:style-name="gr7" draw:text-style-name="P2" draw:layer="layout" svg:x1="7.5cm" svg:y1="13.5cm" svg:x2="4.35cm" svg:y2="16.4cm" draw:start-shape="id3" draw:start-glue-point="5" draw:end-shape="id4" svg:d="M7500 13500h-3150v2900" svg:viewBox="0 0 3151 2901">
          <text:p text:style-name="P1">Tak</text:p>
        </draw:connector>
        <draw:connector draw:style-name="gr7" draw:text-style-name="P2" draw:layer="layout" svg:x1="12.9cm" svg:y1="13.5cm" svg:x2="15.56cm" svg:y2="16.164cm" draw:start-shape="id3" draw:start-glue-point="7" draw:end-shape="id5" draw:end-glue-point="4" svg:d="M12900 13500h2660v2664" svg:viewBox="0 0 2661 2665">
          <text:p text:style-name="P1">Nie</text:p>
        </draw:connector>
        <draw:connector draw:style-name="gr6" draw:text-style-name="P2" draw:layer="layout" draw:line-skew="-0.401cm" svg:x1="4.35cm" svg:y1="18.7cm" svg:x2="10.05cm" svg:y2="21.9cm" draw:start-shape="id4" draw:end-shape="id6" draw:end-glue-point="4" svg:d="M4350 18700v1200h5700v2000" svg:viewBox="0 0 5701 3201">
          <text:p/>
        </draw:connector>
        <draw:connector draw:style-name="gr6" draw:text-style-name="P2" draw:layer="layout" draw:line-skew="-0.439cm" svg:x1="14.11cm" svg:y1="18.764cm" svg:x2="10.05cm" svg:y2="21.9cm" draw:start-shape="id5" draw:start-glue-point="7" draw:end-shape="id6" draw:end-glue-point="4" svg:d="M14110 18764v1130h-4060v2006" svg:viewBox="0 0 4061 313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1:29:07.211490584</meta:creation-date>
    <dc:date>2020-09-17T11:39:39.626513496</dc:date>
    <meta:editing-duration>PT22S</meta:editing-duration>
    <meta:editing-cycles>1</meta:editing-cycles>
    <meta:document-statistic meta:object-count="12"/>
    <meta:generator>LibreOffice/6.4.5.2$Linux_X86_64 LibreOffice_project/40$Build-2</meta:generator>
  </office:meta>
</office:document-meta>
</file>